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0583in"/>
    </style:style>
    <style:style style:name="co4" style:family="table-column">
      <style:table-column-properties fo:break-before="auto" style:column-width="1.2335in"/>
    </style:style>
    <style:style style:name="co5" style:family="table-column">
      <style:table-column-properties fo:break-before="auto" style:column-width="0.7516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1.3689in"/>
    </style:style>
    <style:style style:name="co9" style:family="table-column">
      <style:table-column-properties fo:break-before="auto" style:column-width="1.3492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0.8445in"/>
    </style:style>
    <style:style style:name="co12" style:family="table-column">
      <style:table-column-properties fo:break-before="auto" style:column-width="0.9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style-complex="normal" style:font-style-asian="normal" style:font-weight-complex="bold" style:font-weight-asian="bold" style:font-size-complex="14pt" style:font-size-asian="14pt" style:font-name-complex="Times New Roman" fo:color="#000000" style:text-position="-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2" style:family="text">
      <style:text-properties style:font-name="Times New Roman" style:font-style-complex="normal" style:font-style-asian="normal" style:font-weight-complex="bold" style:font-weight-asian="bold" style:font-size-complex="14pt" style:font-size-asian="14pt" style:font-name-complex="Times New Roman" fo:color="#000000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4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Таблица 1</text:p>
          </table:table-cell>
          <table:covered-table-cell table:number-columns-repeated="8" table:style-name="ce1"/>
          <table:table-cell table:style-name="ce15"/>
          <table:table-cell table:number-columns-repeated="54"/>
        </table:table-row>
        <table:table-row table:style-name="ro2">
          <table:table-cell table:style-name="ce2" office:value-type="string" calcext:value-type="string">
            <text:p>R<text:span text:style-name="T1">м</text:span><text:span text:style-name="T2">, Ом</text:span></text:p>
          </table:table-cell>
          <table:table-cell table:style-name="ce6" office:value-type="string" calcext:value-type="string">
            <text:p>Т, мс</text:p>
          </table:table-cell>
          <table:table-cell table:style-name="ce6" office:value-type="string" calcext:value-type="string">
            <text:p>2U<text:span text:style-name="T1">i</text:span><text:span text:style-name="T2">, дел</text:span></text:p>
          </table:table-cell>
          <table:table-cell table:style-name="ce6" office:value-type="string" calcext:value-type="string">
            <text:p>2U<text:span text:style-name="T1">i+n</text:span><text:span text:style-name="T2">, дел</text:span>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λ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, Ом</text:p>
          </table:table-cell>
          <table:table-cell table:style-name="ce6" office:value-type="string" calcext:value-type="string">
            <text:p>L, мГн</text:p>
          </table:table-cell>
          <table:table-cell table:style-name="ce16" office:value-type="string" calcext:value-type="string">
            <text:p>Q теор</text:p>
          </table:table-cell>
          <table:table-cell table:number-columns-repeated="2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Lср</text:p>
          </table:table-cell>
          <table:table-cell table:style-name="ce20" office:value-type="string" calcext:value-type="string">
            <text:p>Т0</text:p>
          </table:table-cell>
          <table:table-cell table:style-name="ce20" office:value-type="string" calcext:value-type="string">
            <text:p>Т200</text:p>
          </table:table-cell>
          <table:table-cell table:style-name="ce20" office:value-type="string" calcext:value-type="string">
            <text:p>Т400</text:p>
          </table:table-cell>
          <table:table-cell table:style-name="ce20" office:value-type="string" calcext:value-type="string">
            <text:p>Q0</text:p>
          </table:table-cell>
          <table:table-cell table:style-name="ce20" office:value-type="string" calcext:value-type="string">
            <text:p>Rкрит</text:p>
          </table:table-cell>
          <table:table-cell table:number-columns-repeated="4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1/[.E3]*LN([.C3]/[.D3])" office:value-type="float" office:value="0.335601579804996" calcext:value-type="float">
            <text:p>0.34</text:p>
          </table:table-cell>
          <table:table-cell table:style-name="ce11" table:formula="of:=2 * PI() /(1 - EXP(-2 * [.F3]))" office:value-type="float" office:value="12.851501241337" calcext:value-type="float">
            <text:p>12.85</text:p>
          </table:table-cell>
          <table:table-cell table:style-name="ce3" table:formula="of:=[.A3]+[.$M$3]" office:value-type="float" office:value="55.6" calcext:value-type="float">
            <text:p>55.6</text:p>
          </table:table-cell>
          <table:table-cell table:style-name="ce11" table:formula="of:=PI()*PI()*POWER([.H3]; 2) / POWER([.F3];2) * 0.022*POWER(10;-3)" office:value-type="float" office:value="5.9596947516346" calcext:value-type="float">
            <text:p>5.96</text:p>
          </table:table-cell>
          <table:table-cell table:style-name="ce17" table:formula="of:=1/[.H3]*SQRT(10/[.$A$24]*POWER(10;3))" office:value-type="float" office:value="12.1258968068928" calcext:value-type="float">
            <text:p>12.13</text:p>
          </table:table-cell>
          <table:table-cell table:number-columns-repeated="2"/>
          <table:table-cell table:style-name="ce21" office:value-type="float" office:value="55.6" calcext:value-type="float">
            <text:p>55.6</text:p>
          </table:table-cell>
          <table:table-cell table:style-name="ce24" table:formula="of:=AVERAGE([.I3:.I13])" office:value-type="float" office:value="6.59277838548674" calcext:value-type="float">
            <text:p>6.59</text:p>
          </table:table-cell>
          <table:table-cell table:style-name="ce25" table:formula="of:=2*PI() / SQRT(POWER(10;9)/[.A24]/10 - [.$H$3]*[.$H$3]*POWER(10;6)/4/100)*1000" office:value-type="float" office:value="0.0932740269611482" calcext:value-type="float">
            <text:p>0.093</text:p>
          </table:table-cell>
          <table:table-cell table:style-name="ce25" table:formula="of:=2*PI() / SQRT(POWER(10;9)/[.A24]/10 - POWER(10;6)*[.$H$14]*[.$H$14]/4/100)*1000" office:value-type="float" office:value="0.0949155635770275" calcext:value-type="float">
            <text:p>0.095</text:p>
          </table:table-cell>
          <table:table-cell table:style-name="ce25" table:formula="of:=2*PI() / SQRT(POWER(10;9)/[.A24]/10 - POWER(10;6)*[.$H$16]*[.$H$16]/4/100)*1000" office:value-type="float" office:value="0.099018104099869" calcext:value-type="float">
            <text:p>0.099</text:p>
          </table:table-cell>
          <table:table-cell table:style-name="ce25" table:formula="of:=1/[.H3]*SQRT(10/[.A24]*POWER(10;3))" office:value-type="float" office:value="12.1258968068928" calcext:value-type="float">
            <text:p>12.126</text:p>
          </table:table-cell>
          <table:table-cell table:style-name="ce25" table:formula="of:=2*SQRT(10/[.A24]*POWER(10;3))" office:value-type="float" office:value="1348.39972492648" calcext:value-type="float">
            <text:p>1348.400</text:p>
          </table:table-cell>
          <table:table-cell table:number-columns-repeated="4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1/[.E4]*LN([.C4]/[.D4])" office:value-type="float" office:value="0.424321891937629" calcext:value-type="float">
            <text:p>0.42</text:p>
          </table:table-cell>
          <table:table-cell table:style-name="ce11" table:formula="of:=2 * PI() /(1 - EXP(-2 * [.F4]))" office:value-type="float" office:value="10.9844935302777" calcext:value-type="float">
            <text:p>10.98</text:p>
          </table:table-cell>
          <table:table-cell table:style-name="ce3" table:formula="of:=[.A4]+[.$M$3]" office:value-type="float" office:value="65.6" calcext:value-type="float">
            <text:p>65.6</text:p>
          </table:table-cell>
          <table:table-cell table:style-name="ce11" table:formula="of:=PI()*PI()*POWER([.H4]; 2) / POWER([.F4];2) * 0.022*POWER(10;-3)" office:value-type="float" office:value="5.18966383995389" calcext:value-type="float">
            <text:p>5.19</text:p>
          </table:table-cell>
          <table:table-cell table:style-name="ce17" table:formula="of:=1/[.H4]*SQRT(10/[.$A$24]*POWER(10;3))" office:value-type="float" office:value="10.2774369277933" calcext:value-type="float">
            <text:p>10.28</text:p>
          </table:table-cell>
          <table:table-cell table:number-columns-repeated="5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1/[.E5]*LN([.C5]/[.D5])" office:value-type="float" office:value="0.491101912703173" calcext:value-type="float">
            <text:p>0.49</text:p>
          </table:table-cell>
          <table:table-cell table:style-name="ce11" table:formula="of:=2 * PI() /(1 - EXP(-2 * [.F5]))" office:value-type="float" office:value="10.0448177850897" calcext:value-type="float">
            <text:p>10.04</text:p>
          </table:table-cell>
          <table:table-cell table:style-name="ce3" table:formula="of:=[.A5]+[.$M$3]" office:value-type="float" office:value="75.6" calcext:value-type="float">
            <text:p>75.6</text:p>
          </table:table-cell>
          <table:table-cell table:style-name="ce11" table:formula="of:=PI()*PI()*POWER([.H5]; 2) / POWER([.F5];2) * 0.022*POWER(10;-3)" office:value-type="float" office:value="5.14544293463071" calcext:value-type="float">
            <text:p>5.15</text:p>
          </table:table-cell>
          <table:table-cell table:style-name="ce17" table:formula="of:=1/[.H5]*SQRT(10/[.$A$24]*POWER(10;3))" office:value-type="float" office:value="8.91798759872014" calcext:value-type="float">
            <text:p>8.92</text:p>
          </table:table-cell>
          <table:table-cell table:number-columns-repeated="5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1/[.E6]*LN([.C6]/[.D6])" office:value-type="float" office:value="0.5364793041447" calcext:value-type="float">
            <text:p>0.54</text:p>
          </table:table-cell>
          <table:table-cell table:style-name="ce11" table:formula="of:=2 * PI() /(1 - EXP(-2 * [.F6]))" office:value-type="float" office:value="9.54884402871287" calcext:value-type="float">
            <text:p>9.55</text:p>
          </table:table-cell>
          <table:table-cell table:style-name="ce3" table:formula="of:=[.A6]+[.$M$3]" office:value-type="float" office:value="85.6" calcext:value-type="float">
            <text:p>85.6</text:p>
          </table:table-cell>
          <table:table-cell table:style-name="ce11" table:formula="of:=PI()*PI()*POWER([.H6]; 2) / POWER([.F6];2) * 0.022*POWER(10;-3)" office:value-type="float" office:value="5.52794877560502" calcext:value-type="float">
            <text:p>5.53</text:p>
          </table:table-cell>
          <table:table-cell table:style-name="ce17" table:formula="of:=1/[.H6]*SQRT(10/[.$A$24]*POWER(10;3))" office:value-type="float" office:value="7.87616661756124" calcext:value-type="float">
            <text:p>7.88</text:p>
          </table:table-cell>
          <table:table-cell table:number-columns-repeated="2"/>
          <table:table-cell table:style-name="ce22" office:value-type="string" calcext:value-type="string">
            <text:p>(Li - Lср)^2 </text:p>
          </table:table-cell>
          <table:table-cell table:number-columns-repeated="5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1/[.E7]*LN([.C7]/[.D7])" office:value-type="float" office:value="0.781987769178672" calcext:value-type="float">
            <text:p>0.78</text:p>
          </table:table-cell>
          <table:table-cell table:style-name="ce11" table:formula="of:=2 * PI() /(1 - EXP(-2 * [.F7]))" office:value-type="float" office:value="7.9463814179036" calcext:value-type="float">
            <text:p>7.95</text:p>
          </table:table-cell>
          <table:table-cell table:style-name="ce3" table:formula="of:=[.A7]+[.$M$3]" office:value-type="float" office:value="95.6" calcext:value-type="float">
            <text:p>95.6</text:p>
          </table:table-cell>
          <table:table-cell table:style-name="ce11" table:formula="of:=PI()*PI()*POWER([.H7]; 2) / POWER([.F7];2) * 0.022*POWER(10;-3)" office:value-type="float" office:value="3.24517625710035" calcext:value-type="float">
            <text:p>3.25</text:p>
          </table:table-cell>
          <table:table-cell table:style-name="ce17" table:formula="of:=1/[.H7]*SQRT(10/[.$A$24]*POWER(10;3))" office:value-type="float" office:value="7.05229981656111" calcext:value-type="float">
            <text:p>7.05</text:p>
          </table:table-cell>
          <table:table-cell table:number-columns-repeated="2"/>
          <table:table-cell table:style-name="ce23" table:formula="of:=POWER([.I3]-[.$N$3];2)" office:value-type="float" office:value="0.400794887451432" calcext:value-type="float">
            <text:p>0.400794887451432</text:p>
          </table:table-cell>
          <table:table-cell table:formula="of:=SQRT(SUM([.M7:.M20])/13/12)" office:value-type="float" office:value="0.458574214418804" calcext:value-type="float">
            <text:p>0.458574214418804</text:p>
          </table:table-cell>
          <table:table-cell table:number-columns-repeated="5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1/[.E8]*LN([.C8]/[.D8])" office:value-type="float" office:value="0.614332708458154" calcext:value-type="float">
            <text:p>0.61</text:p>
          </table:table-cell>
          <table:table-cell table:style-name="ce11" table:formula="of:=2 * PI() /(1 - EXP(-2 * [.F8]))" office:value-type="float" office:value="8.88312405497804" calcext:value-type="float">
            <text:p>8.88</text:p>
          </table:table-cell>
          <table:table-cell table:style-name="ce3" table:formula="of:=[.A8]+[.$M$3]" office:value-type="float" office:value="105.6" calcext:value-type="float">
            <text:p>105.6</text:p>
          </table:table-cell>
          <table:table-cell table:style-name="ce11" table:formula="of:=PI()*PI()*POWER([.H8]; 2) / POWER([.F8];2) * 0.022*POWER(10;-3)" office:value-type="float" office:value="6.41568429792961" calcext:value-type="float">
            <text:p>6.42</text:p>
          </table:table-cell>
          <table:table-cell table:style-name="ce17" table:formula="of:=1/[.H8]*SQRT(10/[.$A$24]*POWER(10;3))" office:value-type="float" office:value="6.38446839453828" calcext:value-type="float">
            <text:p>6.38</text:p>
          </table:table-cell>
          <table:table-cell table:number-columns-repeated="2"/>
          <table:table-cell table:style-name="ce23" table:formula="of:=POWER([.I4]-[.$N$3];2)" office:value-type="float" office:value="1.96873042788585" calcext:value-type="float">
            <text:p>1.96873042788585</text:p>
          </table:table-cell>
          <table:table-cell table:number-columns-repeated="5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1/[.E9]*LN([.C9]/[.D9])" office:value-type="float" office:value="0.619845443464008" calcext:value-type="float">
            <text:p>0.62</text:p>
          </table:table-cell>
          <table:table-cell table:style-name="ce11" table:formula="of:=2 * PI() /(1 - EXP(-2 * [.F9]))" office:value-type="float" office:value="8.84300154343794" calcext:value-type="float">
            <text:p>8.84</text:p>
          </table:table-cell>
          <table:table-cell table:style-name="ce3" table:formula="of:=[.A9]+[.$M$3]" office:value-type="float" office:value="115.6" calcext:value-type="float">
            <text:p>115.6</text:p>
          </table:table-cell>
          <table:table-cell table:style-name="ce11" table:formula="of:=PI()*PI()*POWER([.H9]; 2) / POWER([.F9];2) * 0.022*POWER(10;-3)" office:value-type="float" office:value="7.55216149547962" calcext:value-type="float">
            <text:p>7.55</text:p>
          </table:table-cell>
          <table:table-cell table:style-name="ce17" table:formula="of:=1/[.H9]*SQRT(10/[.$A$24]*POWER(10;3))" office:value-type="float" office:value="5.83217874103151" calcext:value-type="float">
            <text:p>5.83</text:p>
          </table:table-cell>
          <table:table-cell table:number-columns-repeated="2"/>
          <table:table-cell table:style-name="ce23" table:formula="of:=POWER([.I5]-[.$N$3];2)" office:value-type="float" office:value="2.09477990730462" calcext:value-type="float">
            <text:p>2.09477990730462</text:p>
          </table:table-cell>
          <table:table-cell table:number-columns-repeated="5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1/[.E10]*LN([.C10]/[.D10])" office:value-type="float" office:value="0.679061742076597" calcext:value-type="float">
            <text:p>0.68</text:p>
          </table:table-cell>
          <table:table-cell table:style-name="ce11" table:formula="of:=2 * PI() /(1 - EXP(-2 * [.F10]))" office:value-type="float" office:value="8.45813406735713" calcext:value-type="float">
            <text:p>8.46</text:p>
          </table:table-cell>
          <table:table-cell table:style-name="ce3" table:formula="of:=[.A10]+[.$M$3]" office:value-type="float" office:value="125.6" calcext:value-type="float">
            <text:p>125.6</text:p>
          </table:table-cell>
          <table:table-cell table:style-name="ce11" table:formula="of:=PI()*PI()*POWER([.H10]; 2) / POWER([.F10];2) * 0.022*POWER(10;-3)" office:value-type="float" office:value="7.42819298936499" calcext:value-type="float">
            <text:p>7.43</text:p>
          </table:table-cell>
          <table:table-cell table:style-name="ce17" table:formula="of:=1/[.H10]*SQRT(10/[.$A$24]*POWER(10;3))" office:value-type="float" office:value="5.36783329986658" calcext:value-type="float">
            <text:p>5.37</text:p>
          </table:table-cell>
          <table:table-cell table:number-columns-repeated="2"/>
          <table:table-cell table:style-name="ce23" table:formula="of:=POWER([.I6]-[.$N$3];2)" office:value-type="float" office:value="1.13386209808085" calcext:value-type="float">
            <text:p>1.13386209808085</text:p>
          </table:table-cell>
          <table:table-cell table:number-columns-repeated="5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1/[.E11]*LN([.C11]/[.D11])" office:value-type="float" office:value="0.693147180559945" calcext:value-type="float">
            <text:p>0.69</text:p>
          </table:table-cell>
          <table:table-cell table:style-name="ce11" table:formula="of:=2 * PI() /(1 - EXP(-2 * [.F11]))" office:value-type="float" office:value="8.37758040957278" calcext:value-type="float">
            <text:p>8.38</text:p>
          </table:table-cell>
          <table:table-cell table:style-name="ce3" table:formula="of:=[.A11]+[.$M$3]" office:value-type="float" office:value="135.6" calcext:value-type="float">
            <text:p>135.6</text:p>
          </table:table-cell>
          <table:table-cell table:style-name="ce11" table:formula="of:=PI()*PI()*POWER([.H11]; 2) / POWER([.F11];2) * 0.022*POWER(10;-3)" office:value-type="float" office:value="8.30980596710097" calcext:value-type="float">
            <text:p>8.31</text:p>
          </table:table-cell>
          <table:table-cell table:style-name="ce17" table:formula="of:=1/[.H11]*SQRT(10/[.$A$24]*POWER(10;3))" office:value-type="float" office:value="4.97197538689707" calcext:value-type="float">
            <text:p>4.97</text:p>
          </table:table-cell>
          <table:table-cell table:number-columns-repeated="2"/>
          <table:table-cell table:style-name="ce23" table:formula="of:=POWER([.I7]-[.$N$3];2)" office:value-type="float" office:value="11.2064400099771" calcext:value-type="float">
            <text:p>11.2064400099771</text:p>
          </table:table-cell>
          <table:table-cell table:number-columns-repeated="5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1/[.E12]*LN([.C12]/[.D12])" office:value-type="float" office:value="0.693147180559945" calcext:value-type="float">
            <text:p>0.69</text:p>
          </table:table-cell>
          <table:table-cell table:style-name="ce11" table:formula="of:=2 * PI() /(1 - EXP(-2 * [.F12]))" office:value-type="float" office:value="8.37758040957278" calcext:value-type="float">
            <text:p>8.38</text:p>
          </table:table-cell>
          <table:table-cell table:style-name="ce3" table:formula="of:=[.A12]+[.$M$3]" office:value-type="float" office:value="145.6" calcext:value-type="float">
            <text:p>145.6</text:p>
          </table:table-cell>
          <table:table-cell table:style-name="ce11" table:formula="of:=PI()*PI()*POWER([.H12]; 2) / POWER([.F12];2) * 0.022*POWER(10;-3)" office:value-type="float" office:value="9.58063410009494" calcext:value-type="float">
            <text:p>9.58</text:p>
          </table:table-cell>
          <table:table-cell table:style-name="ce17" table:formula="of:=1/[.H12]*SQRT(10/[.$A$24]*POWER(10;3))" office:value-type="float" office:value="4.63049356087392" calcext:value-type="float">
            <text:p>4.63</text:p>
          </table:table-cell>
          <table:table-cell table:number-columns-repeated="2"/>
          <table:table-cell table:style-name="ce23" table:formula="of:=POWER([.I8]-[.$N$3];2)" office:value-type="float" office:value="0.0313623158476917" calcext:value-type="float">
            <text:p>0.031362315847692</text:p>
          </table:table-cell>
          <table:table-cell table:number-columns-repeated="5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1/[.E13]*LN([.C13]/[.D13])" office:value-type="float" office:value="0.802346472524937" calcext:value-type="float">
            <text:p>0.80</text:p>
          </table:table-cell>
          <table:table-cell table:style-name="ce11" table:formula="of:=2 * PI() /(1 - EXP(-2 * [.F13]))" office:value-type="float" office:value="7.86333161211017" calcext:value-type="float">
            <text:p>7.86</text:p>
          </table:table-cell>
          <table:table-cell table:style-name="ce3" table:formula="of:=[.A13]+[.$M$3]" office:value-type="float" office:value="155.6" calcext:value-type="float">
            <text:p>155.6</text:p>
          </table:table-cell>
          <table:table-cell table:style-name="ce11" table:formula="of:=PI()*PI()*POWER([.H13]; 2) / POWER([.F13];2) * 0.022*POWER(10;-3)" office:value-type="float" office:value="8.16615683145941" calcext:value-type="float">
            <text:p>8.17</text:p>
          </table:table-cell>
          <table:table-cell table:style-name="ce17" table:formula="of:=1/[.H13]*SQRT(10/[.$A$24]*POWER(10;3))" office:value-type="float" office:value="4.33290400040644" calcext:value-type="float">
            <text:p>4.33</text:p>
          </table:table-cell>
          <table:table-cell table:number-columns-repeated="2"/>
          <table:table-cell table:style-name="ce23" table:formula="of:=POWER([.I9]-[.$N$3];2)" office:value-type="float" office:value="0.920415951739615" calcext:value-type="float">
            <text:p>0.920415951739615</text:p>
          </table:table-cell>
          <table:table-cell table:number-columns-repeated="51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1/[.E14]*LN([.C14]/[.D14])" office:value-type="float" office:value="1.04145387482816" calcext:value-type="float">
            <text:p>1.04</text:p>
          </table:table-cell>
          <table:table-cell table:style-name="ce11" table:formula="of:=2 * PI() /(1 - EXP(-2 * [.F14]))" office:value-type="float" office:value="7.17723539041463" calcext:value-type="float">
            <text:p>7.18</text:p>
          </table:table-cell>
          <table:table-cell table:style-name="ce3" table:formula="of:=[.A14]+[.$M$3]" office:value-type="float" office:value="255.6" calcext:value-type="float">
            <text:p>255.6</text:p>
          </table:table-cell>
          <table:table-cell table:style-name="ce11" table:formula="of:=PI()*PI()*POWER([.H14]; 2) / POWER([.F14];2) * 0.022*POWER(10;-3)" office:value-type="float" office:value="13.0786839447886" calcext:value-type="float">
            <text:p>13.08</text:p>
          </table:table-cell>
          <table:table-cell table:style-name="ce17" table:formula="of:=1/[.H14]*SQRT(10/[.$A$24]*POWER(10;3))" office:value-type="float" office:value="2.63771464187497" calcext:value-type="float">
            <text:p>2.64</text:p>
          </table:table-cell>
          <table:table-cell table:number-columns-repeated="2"/>
          <table:table-cell table:style-name="ce23" table:formula="of:=POWER([.I10]-[.$N$3];2)" office:value-type="float" office:value="0.697917560373057" calcext:value-type="float">
            <text:p>0.697917560373057</text:p>
          </table:table-cell>
          <table:table-cell table:number-columns-repeated="51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1/[.E15]*LN([.C15]/[.D15])" office:value-type="float" office:value="1.09861228866811" calcext:value-type="float">
            <text:p>1.10</text:p>
          </table:table-cell>
          <table:table-cell table:style-name="ce11" table:formula="of:=2 * PI() /(1 - EXP(-2 * [.F15]))" office:value-type="float" office:value="7.06858347057703" calcext:value-type="float">
            <text:p>7.07</text:p>
          </table:table-cell>
          <table:table-cell table:style-name="ce3" table:formula="of:=[.A15]+[.$M$3]" office:value-type="float" office:value="355.6" calcext:value-type="float">
            <text:p>355.6</text:p>
          </table:table-cell>
          <table:table-cell table:style-name="ce11" table:formula="of:=PI()*PI()*POWER([.H15]; 2) / POWER([.F15];2) * 0.022*POWER(10;-3)" office:value-type="float" office:value="22.7487231634625" calcext:value-type="float">
            <text:p>22.75</text:p>
          </table:table-cell>
          <table:table-cell table:style-name="ce17" table:formula="of:=1/[.H15]*SQRT(10/[.$A$24]*POWER(10;3))" office:value-type="float" office:value="1.89595011941294" calcext:value-type="float">
            <text:p>1.90</text:p>
          </table:table-cell>
          <table:table-cell table:number-columns-repeated="2"/>
          <table:table-cell table:style-name="ce23" table:formula="of:=POWER([.I11]-[.$N$3];2)" office:value-type="float" office:value="2.94818371602402" calcext:value-type="float">
            <text:p>2.94818371602402</text:p>
          </table:table-cell>
          <table:table-cell table:number-columns-repeated="51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1/[.E16]*LN([.C16]/[.D16])" office:value-type="float" office:value="1.6094379124341" calcext:value-type="float">
            <text:p>1.61</text:p>
          </table:table-cell>
          <table:table-cell table:style-name="ce11" table:formula="of:=2 * PI() /(1 - EXP(-2 * [.F16]))" office:value-type="float" office:value="6.54498469497874" calcext:value-type="float">
            <text:p>6.54</text:p>
          </table:table-cell>
          <table:table-cell table:style-name="ce3" table:formula="of:=[.A16]+[.$M$3]" office:value-type="float" office:value="455.6" calcext:value-type="float">
            <text:p>455.6</text:p>
          </table:table-cell>
          <table:table-cell table:style-name="ce12" table:formula="of:=PI()*PI()*POWER([.H16]; 2) / POWER([.F16];2) * 0.022*POWER(10;-3)" office:value-type="float" office:value="17.3996856433766" calcext:value-type="float">
            <text:p>17.40</text:p>
          </table:table-cell>
          <table:table-cell table:style-name="ce17" table:formula="of:=1/[.H16]*SQRT(10/[.$A$24]*POWER(10;3))" office:value-type="float" office:value="1.47980654623187" calcext:value-type="float">
            <text:p>1.48</text:p>
          </table:table-cell>
          <table:table-cell table:number-columns-repeated="2"/>
          <table:table-cell table:style-name="ce23" table:formula="of:=POWER([.I12]-[.$N$3];2)" office:value-type="float" office:value="8.92728177131689" calcext:value-type="float">
            <text:p>8.92728177131689</text:p>
          </table:table-cell>
          <table:table-cell table:number-columns-repeated="51"/>
        </table:table-row>
        <table:table-row table:style-name="ro3">
          <table:table-cell table:number-columns-repeated="8"/>
          <table:table-cell table:style-name="ce13" office:value-type="string" calcext:value-type="string">
            <text:p>Дельта L</text:p>
          </table:table-cell>
          <table:table-cell table:style-name="ce18"/>
          <table:table-cell table:number-columns-repeated="2"/>
          <table:table-cell table:style-name="ce23" table:formula="of:=POWER([.I13]-[.$N$3];2)" office:value-type="float" office:value="2.47551973425138" calcext:value-type="float">
            <text:p>2.47551973425138</text:p>
          </table:table-cell>
          <table:table-cell table:number-columns-repeated="51"/>
        </table:table-row>
        <table:table-row table:style-name="ro1">
          <table:table-cell table:number-columns-repeated="8"/>
          <table:table-cell table:style-name="ce14" table:formula="of:=2.26*SQRT(SUM([.M7:.M20])/13/12)" office:value-type="float" office:value="1.0363777245865" calcext:value-type="float">
            <text:p>1.0363777245865</text:p>
          </table:table-cell>
          <table:table-cell table:style-name="ce19"/>
          <table:table-cell table:number-columns-repeated="2"/>
          <table:table-cell table:style-name="ce23"/>
          <table:table-cell table:number-columns-repeated="51"/>
        </table:table-row>
        <table:table-row table:style-name="ro1" table:number-rows-repeated="2">
          <table:table-cell table:number-columns-repeated="12"/>
          <table:table-cell table:style-name="ce2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1">
          <table:table-cell table:style-name="ce4" office:value-type="string" calcext:value-type="string" table:number-columns-spanned="4" table:number-rows-spanned="1">
            <text:p>Таблица 2</text:p>
          </table:table-cell>
          <table:covered-table-cell table:number-columns-repeated="2" table:style-name="ce7"/>
          <table:covered-table-cell table:style-name="ce9"/>
          <table:table-cell table:number-columns-repeated="60"/>
        </table:table-row>
        <table:table-row table:style-name="ro1">
          <table:table-cell table:style-name="ce5" office:value-type="string" calcext:value-type="string">
            <text:p>С, мкФ</text:p>
          </table:table-cell>
          <table:table-cell table:style-name="ce5" office:value-type="string" calcext:value-type="string">
            <text:p>Tэксп, мс</text:p>
          </table:table-cell>
          <table:table-cell table:style-name="ce5" office:value-type="string" calcext:value-type="string">
            <text:p>Tтеор, мс</text:p>
          </table:table-cell>
          <table:table-cell table:style-name="ce5" office:value-type="string" calcext:value-type="string">
            <text:p>Сигма Т, %</text:p>
          </table:table-cell>
          <table:table-cell table:number-columns-repeated="60"/>
        </table:table-row>
        <table:table-row table:style-name="ro1">
          <table:table-cell table:style-name="ce5" office:value-type="float" office:value="0.022" calcext:value-type="float">
            <text:p>0.022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2*PI() / SQRT(POWER(10;9)/[.A24]/[.$N$3] - POWER(10;6)*[.$M$3]*[.$M$3]/4/[.$N$3]/[.$N$3])*1000" office:value-type="float" office:value="0.0757680628384708" calcext:value-type="float">
            <text:p>0.08</text:p>
          </table:table-cell>
          <table:table-cell table:style-name="ce10" table:formula="of:=([.B24]-[.C24])/[.C24]*100" office:value-type="float" office:value="18.7835568554394" calcext:value-type="float">
            <text:p>18.8</text:p>
          </table:table-cell>
          <table:table-cell table:number-columns-repeated="60"/>
        </table:table-row>
        <table:table-row table:style-name="ro1">
          <table:table-cell table:style-name="ce5" office:value-type="float" office:value="0.033" calcext:value-type="float">
            <text:p>0.033</text:p>
          </table:table-cell>
          <table:table-cell table:style-name="ce5" office:value-type="float" office:value="0.11" calcext:value-type="float">
            <text:p>0.11</text:p>
          </table:table-cell>
          <table:table-cell table:style-name="ce8" table:formula="of:=2*PI() / SQRT(POWER(10;9)/[.A25]/[.$N$3] - POWER(10;6)*[.$M$3]*[.$M$3]/4/[.$N$3]/[.$N$3])*1000" office:value-type="float" office:value="0.092856588830905" calcext:value-type="float">
            <text:p>0.09</text:p>
          </table:table-cell>
          <table:table-cell table:style-name="ce10" table:formula="of:=([.B25]-[.C25])/[.C25]*100" office:value-type="float" office:value="18.4622452589916" calcext:value-type="float">
            <text:p>18.5</text:p>
          </table:table-cell>
          <table:table-cell table:number-columns-repeated="60"/>
        </table:table-row>
        <table:table-row table:style-name="ro1"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0.13" calcext:value-type="float">
            <text:p>0.13</text:p>
          </table:table-cell>
          <table:table-cell table:style-name="ce8" table:formula="of:=2*PI() / SQRT(POWER(10;9)/[.A26]/[.$N$3] - POWER(10;6)*[.$M$3]*[.$M$3]/4/[.$N$3]/[.$N$3])*1000" office:value-type="float" office:value="0.110907964658284" calcext:value-type="float">
            <text:p>0.11</text:p>
          </table:table-cell>
          <table:table-cell table:style-name="ce10" table:formula="of:=([.B26]-[.C26])/[.C26]*100" office:value-type="float" office:value="17.2143050325915" calcext:value-type="float">
            <text:p>17.2</text:p>
          </table:table-cell>
          <table:table-cell table:number-columns-repeated="60"/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0.43" calcext:value-type="float">
            <text:p>0.43</text:p>
          </table:table-cell>
          <table:table-cell table:style-name="ce8" table:formula="of:=2*PI() / SQRT(POWER(10;9)/[.A27]/[.$N$3] - POWER(10;6)*[.$M$3]*[.$M$3]/4/[.$N$3]/[.$N$3])*1000" office:value-type="float" office:value="0.359806628845095" calcext:value-type="float">
            <text:p>0.36</text:p>
          </table:table-cell>
          <table:table-cell table:style-name="ce10" table:formula="of:=([.B27]-[.C27])/[.C27]*100" office:value-type="float" office:value="19.5086375646307" calcext:value-type="float">
            <text:p>19.5</text:p>
          </table:table-cell>
          <table:table-cell table:number-columns-repeated="60"/>
        </table:table-row>
        <table:table-row table:style-name="ro4" table:number-rows-repeated="104854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7:46:44.4434210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мен</meta:initial-creator>
    <meta:creation-date>2021-05-07T13:12:52</meta:creation-date>
    <dc:date>2021-06-24T22:46:55.005843243</dc:date>
    <meta:generator>LibreOffice/6.4.7.2$Linux_X86_64 LibreOffice_project/40$Build-2</meta:generator>
    <meta:editing-duration>PT2H49M6S</meta:editing-duration>
    <meta:editing-cycles>2</meta:editing-cycles>
    <meta:document-statistic meta:table-count="1" meta:cell-count="20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